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0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AcadMtavr" style:font-family-asian="AcadMtavr" style:font-family-complex="AcadMtavr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AcadMtavr" style:font-family-asian="AcadMtavr" style:font-family-complex="AcadMtavr" fo:background-color="transparent" style:use-window-font-color="true"/>
    </style:style>
    <style:style style:name="T7" style:family="text">
      <style:text-properties fo:font-size="12.00pt" fo:font-weight="bold" fo:font-family="AcadNusx" style:font-family-asian="AcadNusx" style:font-family-complex="AcadNusx" fo:background-color="transparent" style:use-window-font-color="true"/>
    </style:style>
    <style:style style:name="T8" style:family="text">
      <style:text-properties fo:font-size="12.00pt" fo:font-weight="normal" fo:font-family="AcadNusx" style:font-family-asian="AcadNusx" style:font-family-complex="AcadNusx" fo:background-color="transparent" style:use-window-font-color="true"/>
    </style:style>
    <style:style style:name="T9" style:family="text">
      <style:text-properties fo:font-size="12.00pt" fo:font-weight="normal" fo:font-family="Sylfaen" style:font-family-asian="Sylfaen" style:font-family-complex="Sylfaen" fo:background-color="transparent" style:use-window-font-color="true"/>
    </style:style>
    <style:style style:name="T10" style:family="text">
      <style:text-properties fo:font-size="12.00pt" fo:font-weight="normal" fo:font-family="Sylfaen" style:font-family-asian="Sylfaen" style:font-family-complex="Sylfaen" fo:background-color="transparent" style:use-window-font-color="true"/>
    </style:style>
    <style:style style:name="T11" style:family="text">
      <style:text-properties fo:font-size="12.00pt" fo:font-weight="bold" fo:font-family="AcadMtavr" style:font-family-asian="AcadMtavr" style:font-family-complex="AcadMtavr" fo:background-color="transparent" style:use-window-font-color="true"/>
    </style:style>
    <style:style style:name="T12" style:family="text">
      <style:text-properties fo:font-size="12.00pt" fo:font-weight="bold" fo:font-family="AcadNusx" style:font-family-asian="AcadNusx" style:font-family-complex="AcadNusx" fo:background-color="transparent" style:use-window-font-color="true"/>
    </style:style>
    <style:style style:name="T13" style:family="text">
      <style:text-properties fo:font-size="12.00pt" fo:font-weight="normal" fo:font-family="AcadNusx" style:font-family-asian="AcadNusx" style:font-family-complex="AcadNusx" fo:background-color="transparent" style:use-window-font-color="true"/>
    </style:style>
    <style:style style:name="T14" style:family="text">
      <style:text-properties fo:font-size="12.00pt" fo:font-weight="normal" fo:font-family="Sylfaen" style:font-family-asian="Sylfaen" style:font-family-complex="Sylfaen" fo:background-color="transparent" style:use-window-font-color="true"/>
    </style:style>
    <style:style style:name="T15" style:family="text">
      <style:text-properties fo:font-size="12.00pt" fo:font-weight="bold" fo:font-family="AcadMtavr" style:font-family-asian="AcadMtavr" style:font-family-complex="AcadMtavr" fo:background-color="transparent" style:use-window-font-color="true"/>
    </style:style>
    <style:style style:name="T16" style:family="text">
      <style:text-properties fo:font-size="12.00pt" fo:font-weight="bold" fo:font-family="Sylfaen" style:font-family-asian="Sylfaen" style:font-family-complex="Sylfaen" fo:background-color="transparent" style:use-window-font-color="true"/>
    </style:style>
    <style:style style:name="T17" style:family="text">
      <style:text-properties fo:font-size="12.00pt" fo:font-weight="normal" fo:font-family="Sylfaen" style:font-family-asian="Sylfaen" style:font-family-complex="Sylfaen" fo:background-color="transparent" style:use-window-font-color="true"/>
    </style:style>
    <style:style style:name="T18" style:family="text">
      <style:text-properties fo:font-size="12.00pt" fo:font-weight="normal" fo:font-family="AcadNusx" style:font-family-asian="AcadNusx" style:font-family-complex="AcadNusx" fo:background-color="transparent" style:use-window-font-color="true"/>
    </style:style>
    <style:style style:name="T19" style:family="text">
      <style:text-properties fo:font-size="12.00pt" fo:font-weight="bold" fo:font-family="AcadMtavr" style:font-family-asian="AcadMtavr" style:font-family-complex="AcadMtavr" fo:background-color="transparent" style:use-window-font-color="true"/>
    </style:style>
    <style:style style:name="T20" style:family="text">
      <style:text-properties fo:font-size="12.00pt" fo:font-weight="bold" fo:font-family="Sylfaen" style:font-family-asian="Sylfaen" style:font-family-complex="Sylfaen" fo:background-color="transparent" style:use-window-font-color="true"/>
    </style:style>
    <style:style style:name="T21" style:family="text">
      <style:text-properties fo:font-size="12.00pt" fo:font-weight="normal" fo:font-family="Sylfaen" style:font-family-asian="Sylfaen" style:font-family-complex="Sylfaen" fo:background-color="transparent" style:use-window-font-color="true"/>
    </style:style>
    <style:style style:name="T22" style:family="text">
      <style:text-properties fo:font-size="12.00pt" fo:font-weight="bold" fo:font-family="AcadMtavr" style:font-family-asian="AcadMtavr" style:font-family-complex="AcadMtavr" fo:background-color="transparent" style:use-window-font-color="true"/>
    </style:style>
    <style:style style:name="T23" style:family="text">
      <style:text-properties fo:font-size="12.00pt" fo:font-weight="bold" fo:font-family="Sylfaen" style:font-family-asian="Sylfaen" style:font-family-complex="Sylfaen" fo:background-color="transparent" style:use-window-font-color="true"/>
    </style:style>
    <style:style style:name="T24" style:family="text">
      <style:text-properties fo:font-size="12.00pt" fo:font-weight="normal" style:text-underline-mode="continuous" style:text-underline-type="single" style:text-underline-style="solid" style:text-underline-width="normal" fo:font-family="Sylfaen" style:font-family-asian="Sylfaen" style:font-family-complex="Sylfaen" fo:background-color="transparent" style:use-window-font-color="true"/>
    </style:style>
    <style:style style:name="T25" style:family="text">
      <style:text-properties fo:font-size="12.00pt" fo:font-weight="bold" fo:font-family="AcadMtavr" style:font-family-asian="AcadMtavr" style:font-family-complex="AcadMtavr" fo:background-color="transparent" style:use-window-font-color="true"/>
    </style:style>
    <style:style style:name="T26" style:family="text">
      <style:text-properties fo:font-size="12.00pt" fo:font-weight="bold" fo:font-family="AcadNusx" style:font-family-asian="AcadNusx" style:font-family-complex="AcadNusx" fo:background-color="transparent" style:use-window-font-color="true"/>
    </style:style>
    <style:style style:name="T27" style:family="text">
      <style:text-properties fo:font-size="12.00pt" fo:font-weight="normal" fo:font-family="AcadNusx" style:font-family-asian="AcadNusx" style:font-family-complex="AcadNusx" fo:background-color="transparent" style:use-window-font-color="true"/>
    </style:style>
    <style:style style:name="T28" style:family="text">
      <style:text-properties fo:font-size="12.00pt" fo:font-weight="normal" fo:font-family="Sylfaen" style:font-family-asian="Sylfaen" style:font-family-complex="Sylfaen" fo:background-color="transparent" style:use-window-font-color="true"/>
    </style:style>
    <style:style style:name="T29" style:family="text">
      <style:text-properties fo:font-size="12.00pt" fo:font-weight="bold" fo:font-family="AcadMtavr" style:font-family-asian="AcadMtavr" style:font-family-complex="AcadMtavr" fo:background-color="transparent" style:use-window-font-color="true"/>
    </style:style>
    <style:style style:name="T30" style:family="text">
      <style:text-properties fo:font-size="12.00pt" fo:font-weight="bold" fo:font-family="AcadNusx" style:font-family-asian="AcadNusx" style:font-family-complex="AcadNusx" fo:background-color="transparent" style:use-window-font-color="true"/>
    </style:style>
    <style:style style:name="T31" style:family="text">
      <style:text-properties fo:font-size="12.00pt" fo:font-weight="normal" fo:font-family="Sylfaen" style:font-family-asian="Sylfaen" style:font-family-complex="Sylfaen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bold" fo:font-family="AcadMtavr" style:font-family-asian="AcadMtavr" style:font-family-complex="AcadMtavr" fo:background-color="transparent" style:use-window-font-color="true"/>
    </style:style>
    <style:style style:name="T34" style:family="text">
      <style:text-properties fo:font-size="12.00pt" fo:font-weight="bold" fo:font-family="Sylfaen" style:font-family-asian="Sylfaen" style:font-family-complex="Sylfaen" fo:background-color="transparent" style:use-window-font-color="true"/>
    </style:style>
    <style:style style:name="T35" style:family="text">
      <style:text-properties fo:font-size="12.00pt" fo:font-weight="bold" fo:font-family="AcadMtavr" style:font-family-asian="AcadMtavr" style:font-family-complex="AcadMtavr" fo:background-color="transparent" style:use-window-font-color="true"/>
    </style:style>
    <style:style style:name="T36" style:family="text">
      <style:text-properties fo:font-size="12.00pt" fo:font-weight="normal" fo:font-family="Sylfaen" style:font-family-asian="Sylfaen" style:font-family-complex="Sylfaen" fo:background-color="transparent" style:use-window-font-color="true"/>
    </style:style>
    <style:style style:name="T37" style:family="text">
      <style:text-properties fo:font-size="12.00pt" fo:font-weight="bold" fo:font-family="AcadMtavr" style:font-family-asian="AcadMtavr" style:font-family-complex="AcadMtavr" fo:background-color="transparent" style:use-window-font-color="true"/>
    </style:style>
    <style:style style:name="T38" style:family="text">
      <style:text-properties fo:font-size="12.00pt" fo:font-weight="bold" fo:font-family="Sylfaen" style:font-family-asian="Sylfaen" style:font-family-complex="Sylfaen" fo:background-color="transparent" style:use-window-font-color="true"/>
    </style:style>
    <style:style style:name="T39" style:family="text">
      <style:text-properties fo:font-size="12.00pt" fo:font-weight="bold" fo:font-family="Sylfaen" style:font-family-asian="Sylfaen" style:font-family-complex="Sylfaen" fo:background-color="transparent" style:use-window-font-color="true"/>
    </style:style>
    <style:style style:name="T40" style:family="text">
      <style:text-properties fo:font-size="12.00pt" fo:font-weight="normal" fo:font-family="Sylfaen" style:font-family-asian="Sylfaen" style:font-family-complex="Sylfaen" fo:background-color="transparent" style:use-window-font-color="true"/>
    </style:style>
    <style:style style:name="T41" style:family="text">
      <style:text-properties fo:font-size="12.00pt" fo:font-weight="normal" fo:font-family="AcadNusx" style:font-family-asian="AcadNusx" style:font-family-complex="AcadNusx" fo:background-color="transparent" style:use-window-font-color="true"/>
    </style:style>
    <style:style style:name="T42" style:family="text">
      <style:text-properties fo:font-size="12.00pt" fo:font-weight="normal" fo:font-family="Sylfaen" style:font-family-asian="Sylfaen" style:font-family-complex="Sylfaen" fo:background-color="transparent" style:use-window-font-color="true"/>
    </style:style>
    <style:style style:name="T43" style:family="text">
      <style:text-properties fo:font-size="12.00pt" fo:font-weight="bold" fo:font-family="Sylfaen" style:font-family-asian="Sylfaen" style:font-family-complex="Sylfaen" fo:background-color="transparent" style:use-window-font-color="true"/>
    </style:style>
    <style:style style:name="T44" style:family="text">
      <style:text-properties fo:font-size="12.00pt" fo:font-weight="bold" fo:font-family="Sylfaen" style:font-family-asian="Sylfaen" style:font-family-complex="Sylfaen" fo:background-color="transparent" style:use-window-font-color="true"/>
    </style:style>
    <style:style style:name="T45" style:family="text">
      <style:text-properties fo:font-size="12.00pt" fo:font-weight="normal" fo:font-family="Sylfaen" style:font-family-asian="Sylfaen" style:font-family-complex="Sylfaen" fo:background-color="transparent" style:use-window-font-color="true"/>
    </style:style>
    <style:style style:name="T46" style:family="text">
      <style:text-properties fo:font-size="12.00pt" fo:font-weight="bold" fo:font-family="Sylfaen" style:font-family-asian="Sylfaen" style:font-family-complex="Sylfaen" fo:background-color="transparent" style:use-window-font-color="true"/>
    </style:style>
    <style:style style:name="T47" style:family="text">
      <style:text-properties fo:font-size="12.00pt" fo:font-weight="normal" fo:font-family="Sylfaen" style:font-family-asian="Sylfaen" style:font-family-complex="Sylfaen" fo:background-color="transparent" style:use-window-font-color="true"/>
    </style:style>
    <style:style style:name="T48" style:family="text">
      <style:text-properties fo:font-size="12.00pt" fo:font-weight="bold" fo:font-family="Sylfaen" style:font-family-asian="Sylfaen" style:font-family-complex="Sylfaen" fo:background-color="transparent" style:use-window-font-color="true"/>
    </style:style>
    <style:style style:name="T49" style:family="text">
      <style:text-properties fo:font-size="12.00pt" fo:font-weight="normal" fo:font-family="Sylfaen" style:font-family-asian="Sylfaen" style:font-family-complex="Sylfaen" fo:background-color="transparent" style:use-window-font-color="true"/>
    </style:style>
    <style:style style:name="T50" style:family="text">
      <style:text-properties fo:font-size="11.00pt" fo:font-weight="normal" fo:font-family="Sylfaen" style:font-family-asian="Sylfaen" style:font-family-complex="Sylfaen" fo:background-color="transparent" style:use-window-font-color="true"/>
    </style:style>
    <style:style style:name="T51" style:family="text">
      <style:text-properties fo:font-size="11.00pt" fo:font-weight="bold" fo:font-family="Sylfaen" style:font-family-asian="Sylfaen" style:font-family-complex="Sylfaen" fo:background-color="transparent" style:use-window-font-color="true"/>
    </style:style>
    <style:style style:name="T52" style:family="text">
      <style:text-properties fo:font-size="11.00pt" fo:font-weight="bold" fo:font-family="Sylfaen" style:font-family-asian="Sylfaen" style:font-family-complex="Sylfaen" fo:background-color="transparent" style:use-window-font-color="true"/>
    </style:style>
    <style:style style:name="T53" style:family="text">
      <style:text-properties fo:font-size="11.00pt" fo:font-weight="normal" fo:font-family="Sylfaen" style:font-family-asian="Sylfaen" style:font-family-complex="Sylfaen" fo:background-color="transparent" style:use-window-font-color="true"/>
    </style:style>
    <style:style style:name="T54" style:family="text">
      <style:text-properties fo:font-size="12.00pt" fo:font-weight="bold" fo:font-family="Sylfaen" style:font-family-asian="Sylfaen" style:font-family-complex="Sylfaen" fo:background-color="transparent" style:use-window-font-color="true"/>
    </style:style>
    <style:style style:name="T55" style:family="text">
      <style:text-properties fo:font-size="12.00pt" fo:font-weight="bold" fo:font-family="Sylfaen" style:font-family-asian="Sylfaen" style:font-family-complex="Sylfaen" fo:background-color="transparent" style:use-window-font-color="true"/>
    </style:style>
    <style:style style:name="T56" style:family="text">
      <style:text-properties fo:font-size="12.00pt" fo:font-weight="normal" fo:font-family="Sylfaen" style:font-family-asian="Sylfaen" style:font-family-complex="Sylfaen" fo:background-color="transparent" style:use-window-font-color="true"/>
    </style:style>
    <style:style style:name="T57" style:family="text">
      <style:text-properties fo:font-size="12.00pt" fo:font-weight="bold" fo:font-family="Sylfaen" style:font-family-asian="Sylfaen" style:font-family-complex="Sylfaen" fo:background-color="transparent" style:use-window-font-color="true"/>
    </style:style>
    <style:style style:name="T58" style:family="text">
      <style:text-properties fo:font-size="12.00pt" fo:font-weight="normal" fo:font-family="Sylfaen" style:font-family-asian="Sylfaen" style:font-family-complex="Sylfaen" fo:background-color="transparent" style:use-window-font-color="true"/>
    </style:style>
    <style:style style:name="T59" style:family="text">
      <style:text-properties fo:font-size="12.00pt" fo:font-weight="normal" fo:font-family="AcadNusx" style:font-family-asian="AcadNusx" style:font-family-complex="AcadNusx" fo:background-color="transparent" style:use-window-font-color="true"/>
    </style:style>
    <style:style style:name="T60" style:family="text">
      <style:text-properties fo:font-size="12.00pt" fo:font-weight="normal" fo:font-family="Sylfaen" style:font-family-asian="Sylfaen" style:font-family-complex="Sylfaen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bold" fo:font-family="AcadMtavr" style:font-family-asian="AcadMtavr" style:font-family-complex="AcadMtavr" fo:background-color="transparent" style:use-window-font-color="true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2.00pt" fo:font-weight="normal" fo:font-family="Sylfaen" style:font-family-asian="Sylfaen" style:font-family-complex="Sylfaen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50.00%" fo:text-align="center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50.00%" fo:text-align="center"/>
    </style:style>
    <style:style style:name="P5" style:family="paragraph">
      <style:paragraph-properties fo:line-height="100.00%" fo:text-align="center"/>
    </style:style>
    <style:style style:name="P6" style:family="paragraph">
      <style:paragraph-properties fo:line-height="150.00%" fo:text-align="center"/>
    </style:style>
    <style:style style:name="P7" style:family="paragraph">
      <style:paragraph-properties fo:line-height="150.00%" fo:text-align="left"/>
    </style:style>
    <style:style style:name="P8" style:family="paragraph">
      <style:paragraph-properties fo:line-height="150.00%" fo:text-align="left" fo:margin-left="202.50pt" fo:text-indent="-202.50pt"/>
    </style:style>
    <style:style style:name="P9" style:family="paragraph">
      <style:paragraph-properties fo:line-height="150.00%" fo:text-align="justify">
        <style:tab-stops>
          <style:tab-stop style:position="83.00pt"/>
        </style:tab-stops>
      </style:paragraph-properties>
    </style:style>
    <style:style style:name="P10" style:family="paragraph">
      <style:paragraph-properties fo:line-height="150.00%" fo:text-align="left">
        <style:tab-stops>
          <style:tab-stop style:position="83.00pt"/>
        </style:tab-stops>
      </style:paragraph-properties>
    </style:style>
    <style:style style:name="P11" style:family="paragraph">
      <style:paragraph-properties fo:line-height="150.00%" fo:text-align="left" fo:margin-left="191.40pt" fo:text-indent="-191.40pt">
        <style:tab-stops>
          <style:tab-stop style:position="83.00pt"/>
        </style:tab-stops>
      </style:paragraph-properties>
    </style:style>
    <style:style style:name="P12" style:family="paragraph">
      <style:paragraph-properties fo:line-height="150.00%" fo:text-align="left">
        <style:tab-stops>
          <style:tab-stop style:position="83.00pt"/>
        </style:tab-stops>
      </style:paragraph-properties>
    </style:style>
    <style:style style:name="P13" style:family="paragraph">
      <style:paragraph-properties fo:line-height="150.00%" fo:text-align="left" fo:margin-left="387.00pt" fo:text-indent="-193.50pt">
        <style:tab-stops>
          <style:tab-stop style:position="83.00pt"/>
        </style:tab-stops>
      </style:paragraph-properties>
    </style:style>
    <style:style style:name="P14" style:family="paragraph">
      <style:paragraph-properties fo:line-height="150.00%" fo:text-align="left" fo:margin-left="212.40pt" fo:text-indent="-212.40pt">
        <style:tab-stops>
          <style:tab-stop style:position="-15.45pt"/>
        </style:tab-stops>
      </style:paragraph-properties>
    </style:style>
    <style:style style:name="P15" style:family="paragraph">
      <style:paragraph-properties fo:line-height="150.00%" fo:text-align="left" fo:margin-left="212.40pt" fo:text-indent="-212.40pt">
        <style:tab-stops>
          <style:tab-stop style:position="-129.40pt"/>
        </style:tab-stops>
      </style:paragraph-properties>
    </style:style>
    <style:style style:name="P16" style:family="paragraph">
      <style:paragraph-properties fo:line-height="150.00%" fo:text-align="left" fo:margin-left="387.00pt" fo:text-indent="-193.50pt">
        <style:tab-stops>
          <style:tab-stop style:position="83.00pt"/>
        </style:tab-stops>
      </style:paragraph-properties>
    </style:style>
    <style:style style:name="P17" style:family="paragraph">
      <style:paragraph-properties fo:line-height="150.00%" fo:text-align="left" fo:margin-left="212.40pt" fo:text-indent="-212.40pt">
        <style:tab-stops>
          <style:tab-stop style:position="-129.40pt"/>
        </style:tab-stops>
      </style:paragraph-properties>
    </style:style>
    <style:style style:name="P18" style:family="paragraph">
      <style:paragraph-properties fo:line-height="150.00%" fo:text-align="left" fo:margin-bottom="10.00pt"/>
    </style:style>
    <style:style style:name="P19" style:family="paragraph">
      <style:paragraph-properties fo:line-height="150.00%" fo:text-align="left" fo:margin-left="212.40pt" fo:text-indent="-212.40pt"/>
    </style:style>
  </office:automatic-styles>
  <office:body>
    <office:text>
      <text:p text:style-name="P1"><draw:frame text:anchor-type="as-char" svg:width="142.88mm" svg:height="254.00mm" style:rel-width="scale" style:rel-height="scale"><draw:object-ole xlink:href="OleObj1"/><draw:image xlink:href="ObjectReplacements/OleObj1"/></draw:frame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  <text:p text:style-name="P3"><text:span text:style-name="T1"/></text:p>
      <text:p text:style-name="P3"><text:span text:style-name="T1"/></text:p>
      <text:p text:style-name="P4"><text:span text:style-name="T2">cv</text:span></text:p>
      <text:p text:style-name="P5"><text:span text:style-name="T3"/></text:p>
      <text:p text:style-name="P6"><text:span text:style-name="T3"/></text:p>
      <text:p text:style-name="P7"><text:span text:style-name="T4">piradi informacia: </text:span></text:p>
      <text:p text:style-name="P7"><text:span text:style-name="T5"/></text:p>
      <text:p text:style-name="P7"><text:span text:style-name="T6">saxeli</text:span><text:span text:style-name="T7">:</text:span><text:span text:style-name="T8"><text:s/></text:span><text:span text:style-name="T9"><text:s text:c="3"/></text:span><text:span text:style-name="T10">მარინე</text:span></text:p>
      <text:p text:style-name="P7"><text:span text:style-name="T11">gvari</text:span><text:span text:style-name="T12">:</text:span><text:span text:style-name="T13"><text:s text:c="4"/></text:span><text:span text:style-name="T14">ჯავახიშვილი</text:span></text:p>
      <text:p text:style-name="P7"><text:span text:style-name="T15">dabadebis<text:s/></text:span><text:span text:style-name="T16">თარიღი<text:s/></text:span><text:span text:style-name="T17"><text:s text:c="2"/>30.10.1980</text:span><text:span text:style-name="T18"><text:s text:c="2"/></text:span></text:p>
      <text:p text:style-name="P7"><text:span text:style-name="T19">dabadebis adgili:</text:span><text:span text:style-name="T20"><text:s text:c="3"/></text:span><text:span text:style-name="T21">ქარელი</text:span></text:p>
      <text:p text:style-name="P7"><text:span text:style-name="T22">misamarTi</text:span><text:span text:style-name="T23">:<text:s/></text:span><text:span text:style-name="T24"/></text:p>
      <text:p text:style-name="P7"><text:span text:style-name="T25">telefonis nomeri</text:span><text:span text:style-name="T26">:</text:span><text:span text:style-name="T27"><text:s text:c="2"/></text:span><text:span text:style-name="T28">558 577 989<text:s text:c="7"/>592 001 865</text:span></text:p>
      <text:p text:style-name="P7"><text:span text:style-name="T29">ojaxuri mdgomareoba:</text:span><text:span text:style-name="T30"><text:s text:c="2"/></text:span><text:span text:style-name="T31">დაოჯახებული</text:span></text:p>
      <text:p text:style-name="P7"><text:span text:style-name="T32"/></text:p>
      <text:p text:style-name="P8"><text:span text:style-name="T33">ganaTleba</text:span><text:span text:style-name="T34">: (1998-2003)</text:span><text:span text:style-name="T35"><text:s/></text:span><text:span text:style-name="T36">უმღლესი. საქართველოს ჰუმანიტრულ ეკონომიკური უნივერსიტეტი.პროესიით იურისტი სპეციალობით სამართალმცოდნე.<text:s text:c="73"/></text:span></text:p>
      <text:p text:style-name="P9"><text:span text:style-name="T37"><text:tab/><text:tab/><text:tab/><text:tab/></text:span></text:p>
      <text:p text:style-name="P10"><text:span text:style-name="T37">samuSao gamocdileba:</text:span><text:span text:style-name="T38"><text:s text:c="2"/>2008-2010<text:s/></text:span><text:span text:style-name="T39">შ.პ.ს<text:s/></text:span><text:span text:style-name="T40">ულევი აგრო-მოლარე-ოპერატორი.</text:span><text:span text:style-name="T41"><text:tab/></text:span><text:span text:style-name="T42">.<text:s text:c="28"/></text:span><text:span text:style-name="T43">2010-2012<text:s/></text:span><text:span text:style-name="T44">შ.პ.ს<text:s/></text:span><text:span text:style-name="T45">ორიენტ ჯორჯია მოლარე-ოპერატორი.<text:s text:c="34"/></text:span><text:span text:style-name="T46">2012-2014 შ.პ.ს GL<text:s/></text:span><text:span text:style-name="T47">უფროსი მოლარე-ოპერატორი.<text:s text:c="32"/></text:span><text:span text:style-name="T48">2016-2017 ი.მ.</text:span><text:span text:style-name="T49"><text:s/>ჯ.ნამგალაძე მოლარე-ოპერატორი, ადმინისტრატორი.</text:span></text:p>
      <text:p text:style-name="P11"><text:span text:style-name="T50"><text:s text:c="55"/></text:span><text:span text:style-name="T51">2017-2018<text:s/></text:span><text:span text:style-name="T52">შ.პ.ს მუმ კომპანი<text:s/></text:span><text:span text:style-name="T53">მოლარე-ოპერატორი-კონსულტანტი.<text:s text:c="81"/></text:span></text:p>
      <text:p text:style-name="P12"><text:span text:style-name="T54"><text:s text:c="43"/>2018-2018<text:s/></text:span><text:span text:style-name="T55">შ.პ.ს<text:s/></text:span><text:span text:style-name="T56">აი აისი ჯორჯია მოლარე...<text:s text:c="40"/></text:span><text:span text:style-name="T57">ენები:</text:span></text:p>
      <text:p text:style-name="P13"><text:span text:style-name="T58">ქართული-მშობლიური</text:span></text:p>
      <text:p text:style-name="P13"><text:span text:style-name="T58">რუსული-კარგად</text:span></text:p>
      <text:p text:style-name="P14"><text:span text:style-name="T59"><text:tab/></text:span><text:span text:style-name="T60">ინგლისური-საშუალოდ</text:span></text:p>
      <text:p text:style-name="P15"><text:span text:style-name="T61"/></text:p>
      <text:p text:style-name="P15"><text:span text:style-name="T62">kompiuteruli pogramebi:</text:span></text:p>
      <text:p text:style-name="P16"><text:span text:style-name="T63"><text:s/>Word, Internet</text:span><text:span text:style-name="T64">.</text:span></text:p>
      <text:p text:style-name="P17"><text:span text:style-name="T65"/></text:p>
      <text:p text:style-name="P18"><text:span text:style-name="T65"/></text:p>
      <text:p text:style-name="P19"><text:span text:style-name="T6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